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800" calcext:value-type="float">
            <text:p>8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8"/>
          <table:table-cell table:formula="of:=[.K29]-[.K2]" office:value-type="float" office:value="73000" calcext:value-type="float">
            <text:p>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4600" calcext:value-type="float">
            <text:p>46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4:.J28])" office:value-type="float" office:value="77600" calcext:value-type="float">
            <text:p>77600</text:p>
          </table:table-cell>
          <table:table-cell table:style-name="ce15" table:formula="of:=SUM([.K2];[.K23];[.K24];[.K25];[.K26];[.K27])" office:value-type="float" office:value="76800" calcext:value-type="float">
            <text:p>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table:number-columns-repeated="5"/>
          <table:table-cell table:style-name="ce15" table:formula="of:=SUM([.B31:.F31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9" office:value-type="float" office:value="0" calcext:value-type="float">
            <text:p>0</text:p>
          </table:table-cell>
          <table:table-cell table:formula="of:=[.C31]/20" office:value-type="float" office:value="0" calcext:value-type="float">
            <text:p>0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22" office:value-type="float" office:value="0" calcext:value-type="float">
            <text:p>0</text:p>
          </table:table-cell>
          <table:table-cell table:formula="of:=[.F31]/20" office:value-type="float" office:value="0" calcext:value-type="float">
            <text:p>0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13:53:06.124963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9T13:59:03.549239091</dc:date>
    <meta:editing-duration>P10DT4H28M</meta:editing-duration>
    <meta:editing-cycles>3184</meta:editing-cycles>
    <meta:generator>LibreOffice/4.2.6.3$Linux_X86_64 LibreOffice_project/420m0$Build-3</meta:generator>
    <meta:document-statistic meta:table-count="19" meta:cell-count="8835" meta:object-count="0"/>
  </office:meta>
</office:document-meta>
</file>